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LINEA &amp; TECNOLOGIA GRAFICA S.A.C.</text:p>
      <text:p text:style-name="P12">CANT. TOTAL DE CAJAS: 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9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GUERRERO GUILLEN, HELBER JOH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50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